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fill="none" draw:textarea-vertical-align="middle"/>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2.718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748cm" fo:min-width="0cm"/>
    </style:style>
    <style:style style:name="gr8" style:family="graphic" style:parent-style-name="standard">
      <style:graphic-properties draw:fill="none" draw:textarea-horizontal-align="justify" draw:textarea-vertical-align="middle" draw:auto-grow-height="false" fo:min-height="0cm" fo:min-width="0cm" fo:wrap-option="no-wrap" draw:shadow="hidden"/>
    </style:style>
    <style:style style:name="gr9" style:family="graphic" style:parent-style-name="standard">
      <style:graphic-properties draw:marker-start="Arrow" draw:marker-start-width="0.3cm" draw:marker-end="Arrow" draw:marker-end-width="0.3cm" draw:textarea-vertical-align="middle"/>
    </style:style>
    <style:style style:name="P1" style:family="paragraph">
      <style:text-properties fo:font-size="12pt"/>
    </style:style>
    <style:style style:name="P2" style:family="paragraph">
      <style:text-properties fo:font-size="12pt" style:font-size-asian="12pt" style:font-size-complex="12pt"/>
    </style:style>
    <style:style style:name="P3" style:family="paragraph">
      <style:text-properties fo:font-size="20pt" style:font-size-asian="20pt" style:font-size-complex="20pt"/>
    </style:style>
    <style:style style:name="P4" style:family="paragraph">
      <style:paragraph-properties fo:text-align="center"/>
    </style:style>
    <style:style style:name="P5" style:family="paragraph">
      <style:paragraph-properties fo:text-align="center"/>
      <style:text-properties fo:font-size="16pt" style:font-size-asian="16pt" style:font-size-complex="16pt"/>
    </style:style>
    <style:style style:name="P6" style:family="paragraph">
      <style:text-properties fo:font-size="16pt" style:font-size-asian="16pt" style:font-size-complex="16pt"/>
    </style:style>
    <style:style style:name="P7" style:family="paragraph">
      <style:text-properties fo:font-size="14pt" style:font-size-asian="14pt" style:font-size-complex="14pt"/>
    </style:style>
    <style:style style:name="P8" style:family="paragraph">
      <style:text-properties fo:font-size="15pt" style:font-size-asian="15pt" style:font-size-complex="15pt"/>
    </style:style>
    <style:style style:name="T1" style:family="text">
      <style:text-properties fo:font-size="12pt" style:font-size-asian="12pt" style:font-size-complex="12pt"/>
    </style:style>
    <style:style style:name="T2" style:family="text">
      <style:text-properties fo:font-size="20pt" style:font-size-asian="20pt" style:font-size-complex="20pt"/>
    </style:style>
    <style:style style:name="T3" style:family="text">
      <style:text-properties fo:font-size="16pt" style:font-size-asian="16pt" style:font-size-complex="16pt"/>
    </style:style>
    <style:style style:name="T4" style:family="text">
      <style:text-properties fo:font-size="14pt" style:font-size-asian="14pt" style:font-size-complex="14pt"/>
    </style:style>
    <style:style style:name="T5"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6.814cm" svg:height="6.465cm" svg:x="1.834cm" svg:y="2.964cm">
          <draw:text-box>
            <text:p text:style-name="P1"><text:span text:style-name="T1"><text:s/></text:span><text:span text:style-name="T1">Copyright 2015 Mauro Calvi &lt;coupdemistral@gmail.com&gt;</text:span></text:p>
            <text:p text:style-name="P1"><text:span text:style-name="T1"/></text:p>
            <text:p text:style-name="P1"><text:span text:style-name="T1"><text:s/></text:span><text:span text:style-name="T1">Licensed under the Apache License, Version 2.0 (the "License");</text:span></text:p>
            <text:p text:style-name="P1"><text:span text:style-name="T1"><text:s/></text:span><text:span text:style-name="T1">you may not use this file except in compliance with the License.</text:span></text:p>
            <text:p text:style-name="P1"><text:span text:style-name="T1"><text:s/></text:span><text:span text:style-name="T1">You may obtain a copy of the License at</text:span></text:p>
            <text:p text:style-name="P1"><text:span text:style-name="T1"/></text:p>
            <text:p text:style-name="P1"><text:span text:style-name="T1"><text:s text:c="5"/></text:span><text:span text:style-name="T1">http://www.apache.org/licenses/LICENSE-2.0</text:span></text:p>
            <text:p text:style-name="P1"/>
            <text:p text:style-name="P1"><text:span text:style-name="T1"><text:s/></text:span><text:span text:style-name="T1">Unless required by applicable law or agreed to in writing, software</text:span></text:p>
            <text:p text:style-name="P1"><text:span text:style-name="T1"><text:s/></text:span><text:span text:style-name="T1">distributed under the License is distributed on an "AS IS" BASIS,</text:span></text:p>
            <text:p text:style-name="P1"><text:span text:style-name="T1"><text:s/></text:span><text:span text:style-name="T1">WITHOUT WARRANTIES OR CONDITIONS OF ANY KIND, either express or implied.</text:span></text:p>
            <text:p text:style-name="P1"><text:span text:style-name="T1"><text:s/></text:span><text:span text:style-name="T1">See the License for the specific language governing permissions and</text:span></text:p>
            <text:p text:style-name="P1"><text:span text:style-name="T1"><text:s/></text:span><text:span text:style-name="T1">limitations under the License./</text:span></text:p>
          </draw:text-box>
        </draw:frame>
        <draw:frame draw:style-name="gr2" draw:text-style-name="P3" draw:layer="layout" svg:width="16.122cm" svg:height="1.047cm" svg:x="0.981cm" svg:y="1.101cm">
          <draw:text-box>
            <text:p><text:span text:style-name="T2">SignalK Oauth2 Authentication with sQuiddio</text:span></text:p>
          </draw:text-box>
        </draw:frame>
      </draw:page>
      <draw:page draw:name="page2" draw:style-name="dp1" draw:master-page-name="Default">
        <draw:custom-shape draw:style-name="gr3" draw:text-style-name="P4" draw:layer="layout" svg:width="5.68cm" svg:height="2.787cm" svg:x="7.303cm" svg:y="11.822cm">
          <text:p text:style-name="P4">SignalK Server</text:p>
          <text:p text:style-name="P4"><text:span text:style-name="T3">(with oauth2 support)</text:span></text:p>
          <draw:enhanced-geometry svg:viewBox="0 0 21600 21600" draw:type="rectangle" draw:enhanced-path="M 0 0 L 21600 0 21600 21600 0 21600 0 0 Z N"/>
        </draw:custom-shape>
        <draw:line draw:style-name="gr4" draw:text-style-name="P4" draw:layer="layout" svg:x1="2.258cm" svg:y1="11.574cm" svg:x2="2.222cm" svg:y2="16.407cm">
          <text:p/>
        </draw:line>
        <draw:path draw:style-name="gr4" draw:text-style-name="P4" draw:layer="layout" svg:width="16.737cm" svg:height="6.311cm" draw:transform="rotate (0.23404865269244) translate (2.258cm 11.644cm)" svg:viewBox="0 0 16738 6312" svg:d="M0 0c8522 0 16738 6312 16738 6312">
          <text:p/>
        </draw:path>
        <draw:path draw:style-name="gr4" draw:text-style-name="P4" draw:layer="layout" svg:width="16.821cm" svg:height="6.854cm" draw:transform="skewX (-0.0394444410950719) rotate (2.88694911572382) translate (18.4689484728814cm 20.6404703433637cm)" svg:viewBox="0 0 16822 6855" svg:d="M16822 0c-8566 1-16822 6855-16822 6855">
          <text:p/>
        </draw:path>
        <draw:custom-shape draw:style-name="gr3" draw:text-style-name="P5" draw:layer="layout" svg:width="1.799cm" svg:height="1.411cm" svg:x="3.915cm" svg:y="14.923cm">
          <text:p text:style-name="P4"><text:span text:style-name="T3">User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draw:layer="layout" svg:width="1.799cm" svg:height="1.411cm" svg:x="2.822cm" svg:y="11.783cm">
          <text:p text:style-name="P4"><text:span text:style-name="T3">User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draw:layer="layout" svg:width="1.799cm" svg:height="1.411cm" svg:x="15.946cm" svg:y="13.159cm">
          <text:p text:style-name="P4"><text:span text:style-name="T3">User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5.68cm" svg:height="2.787cm" svg:x="8.608cm" svg:y="4.731cm">
          <text:p text:style-name="P4">Squidd.io</text:p>
          <draw:enhanced-geometry svg:viewBox="0 0 21600 21600" draw:type="rectangle" draw:enhanced-path="M 0 0 L 21600 0 21600 21600 0 21600 0 0 Z N"/>
        </draw:custom-shape>
        <draw:connector draw:style-name="gr5" draw:text-style-name="P4" draw:layer="layout" draw:type="line" svg:x1="9.443cm" svg:y1="11.822cm" svg:x2="10.054cm" svg:y2="7.691cm" svg:d="M9443 11822l611-4131" svg:viewBox="0 0 612 4132">
          <text:p/>
        </draw:connector>
        <draw:frame draw:style-name="gr6" draw:text-style-name="P6" draw:layer="layout" svg:width="3.652cm" svg:height="2.968cm" svg:x="8.343cm" svg:y="15.787cm">
          <draw:text-box>
            <text:p><text:span text:style-name="T3">User1 Token</text:span></text:p>
            <text:p><text:span text:style-name="T3">User2 Token</text:span></text:p>
            <text:p><text:span text:style-name="T3">User3 Token</text:span></text:p>
          </draw:text-box>
        </draw:frame>
        <draw:line draw:style-name="gr5" draw:text-style-name="P4" draw:layer="layout" svg:x1="4.621cm" svg:y1="12.418cm" svg:x2="7.584cm" svg:y2="13.371cm">
          <text:p/>
        </draw:line>
        <draw:frame draw:style-name="gr1" draw:layer="layout" svg:width="0.853cm" svg:height="0.962cm" svg:x="5.221cm" svg:y="11.841cm">
          <draw:text-box>
            <text:p>1</text:p>
          </draw:text-box>
        </draw:frame>
        <draw:line draw:style-name="gr5" draw:text-style-name="P4" draw:layer="layout" svg:x1="8.255cm" svg:y1="6.88cm" svg:x2="4.551cm" svg:y2="11.889cm">
          <text:p/>
        </draw:line>
        <draw:line draw:style-name="gr5" draw:text-style-name="P4" draw:layer="layout" svg:x1="4.163cm" svg:y1="11.536cm" svg:x2="8.325cm" svg:y2="5.786cm">
          <text:p/>
        </draw:line>
        <draw:frame draw:style-name="gr1" draw:layer="layout" svg:width="0.853cm" svg:height="0.962cm" svg:x="8.943cm" svg:y="9.042cm">
          <draw:text-box>
            <text:p>2</text:p>
          </draw:text-box>
        </draw:frame>
        <draw:line draw:style-name="gr5" draw:text-style-name="P4" draw:layer="layout" svg:x1="10.019cm" svg:y1="14.746cm" svg:x2="10.019cm" svg:y2="15.734cm">
          <text:p/>
        </draw:line>
        <draw:frame draw:style-name="gr1" draw:layer="layout" svg:width="0.853cm" svg:height="0.962cm" svg:x="5.69cm" svg:y="8.649cm">
          <draw:text-box>
            <text:p>3</text:p>
          </draw:text-box>
        </draw:frame>
        <draw:frame draw:style-name="gr1" draw:layer="layout" svg:width="0.853cm" svg:height="0.962cm" svg:x="10.501cm" svg:y="8.332cm">
          <draw:text-box>
            <text:p>4</text:p>
          </draw:text-box>
        </draw:frame>
        <draw:line draw:style-name="gr5" draw:text-style-name="P4" draw:layer="layout" svg:x1="10.689cm" svg:y1="7.656cm" svg:x2="10.165cm" svg:y2="11.853cm">
          <text:p/>
        </draw:line>
        <draw:frame draw:style-name="gr7" draw:layer="layout" svg:width="0.853cm" svg:height="0.998cm" svg:x="10.089cm" svg:y="14.781cm">
          <draw:text-box>
            <text:p>5</text:p>
          </draw:text-box>
        </draw:frame>
        <draw:frame draw:style-name="gr1" draw:layer="layout" svg:width="0.853cm" svg:height="0.962cm" svg:x="5.227cm" svg:y="12.911cm">
          <draw:text-box>
            <text:p>5</text:p>
          </draw:text-box>
        </draw:frame>
        <draw:line draw:style-name="gr5" draw:text-style-name="P4" draw:layer="layout" svg:x1="7.167cm" svg:y1="13.594cm" svg:x2="4.38cm" svg:y2="12.747cm">
          <text:p/>
        </draw:line>
        <draw:frame draw:style-name="gr6" draw:text-style-name="P6" draw:layer="layout" svg:width="4.168cm" svg:height="2.968cm" svg:x="14.34cm" svg:y="4.817cm">
          <draw:text-box>
            <text:p><text:span text:style-name="T3">User1 Account</text:span></text:p>
            <text:p><text:span text:style-name="T3">User2 Account</text:span></text:p>
            <text:p><text:span text:style-name="T3">User3 Account</text:span></text:p>
          </draw:text-box>
        </draw:frame>
        <draw:path draw:style-name="gr8" draw:text-style-name="P4" draw:layer="layout" svg:width="15.24cm" svg:height="5.503cm" svg:x="4.163cm" svg:y="3.281cm" svg:viewBox="0 0 15241 5504" svg:d="M1361 1824l-22-64-12-63-4-63 4-62 13-62 21-61 28-60 36-59 43-57 49-57 118-109 142-104 162-95 181-89 198-79 212-69 224-59 233-47 239-35 245-22 247-7 157 1 156 8 156 14 155 19 151 23 147 28 142 32 136 36 67-56 73-54 79-50 86-48 90-44 96-41 207-71 224-57 238-42 251-25 261-9 177 8 177 15 176 22 173 31 167 37 160 45 150 51 139 59 51-50 57-47 63-44 69-42 74-38 78-36 171-62 186-49 198-36 208-22 214-7 180 5 175 16 169 25 160 35 150 42 140 51 127 57 113 64 129-65 142-58 155-51 165-42 173-34 180-25 186-15 189-5 303 13 286 38 264 61 122 38 115 44 107 48 99 53 89 56 80 61 69 65 58 68 47 71 34 74 288 53 263 75 121 45 113 49 105 53 96 58 87 60 77 64 67 67 55 70 44 72 33 74 11 38 8 38 5 39 2 39-2 48-6 47-5 23-7 24-7 23-9 23-10 22-12 23-13 23-15 22-35 45-41 44 121 79 107 82 93 87 41 44 37 45 33 46 29 46 25 47 21 47 16 47 12 48 7 48 2 48-3 54-8 54-12 53-18 53-23 51-28 51-69 99-86 95-103 91-119 85-133 81-147 74-160 68-171 61-183 54-393 85-426 50-3 52-7 51-13 51-18 49-23 49-27 47-68 92-85 87-101 83-117 76-131 71-144 64-156 57-167 49-178 42-187 33-196 24-411 20-144-3-143-7-140-12-137-18-134-22-131-27-127-31-124-36-63 91-77 86-91 83-103 79-116 74-126 69-137 64-147 58-319 99-348 74-371 46-388 16-291-10-284-27-275-46-261-61-246-77-227-91-205-104-93-57-87-60-130 44-95 40-83 34-45 15-51 13-60 12-72 11-192 16-662 14-363-12-352-35-337-57-316-77-294-97-265-116-120-64-112-69-104-73-93-76-398-18-345-46-153-32-141-38-127-44-113-48-101-54-87-58-74-62-61-65-47-70-19-35-15-37-12-37-8-38-5-38-2-39 2-36 5-36 8-35 12-35 16-34 18-34 22-33 25-32 28-33 31-31 34-31 37-30 83-59 95-56-172-51-78-30-73-32-67-34-62-36-57-39-50-40-45-43-40-44-33-45-28-48-21-48-16-50-9-50-3-52 2-36 5-36 8-36 12-35 33-68 45-65 56-63 67-60 77-56 87-52 96-48 104-44 113-40 119-34 126-29 132-23zM0 0zM15241 5504z">
          <text:p/>
        </draw:path>
        <draw:frame draw:style-name="gr1" draw:text-style-name="P7" draw:layer="layout" svg:width="2.407cm" svg:height="1.361cm" svg:x="1.24cm" svg:y="12.829cm">
          <draw:text-box>
            <text:p><text:span text:style-name="T4">Session </text:span></text:p>
            <text:p><text:span text:style-name="T4">Cookie</text:span></text:p>
          </draw:text-box>
        </draw:frame>
        <draw:frame draw:style-name="gr1" draw:text-style-name="P8" draw:layer="layout" svg:width="19.84cm" svg:height="5.027cm" svg:x="0.923cm" svg:y="19.373cm">
          <draw:text-box>
            <text:p><text:span text:style-name="T5">1. User attempts to access SignalK (SK) resources and is prompted to log in</text:span></text:p>
            <text:p><text:span text:style-name="T5">2. Since no token is available for user, SK server notifies sQuiddio of request</text:span></text:p>
            <text:p><text:span text:style-name="T5">3. sQuiddio requests user's permission to share info with SK server</text:span></text:p>
            <text:p><text:span text:style-name="T5">4. If permission is granted, sQuddio notifies SK server</text:span></text:p>
            <text:p><text:span text:style-name="T5">5. A user token is created in the SK local storage, and a persistent session cookie </text:span></text:p>
            <text:p><text:span text:style-name="T5"><text:s text:c="3"/></text:span><text:span text:style-name="T5">assigned to the user's browser</text:span></text:p>
            <text:p><text:span text:style-name="T5">6. User can now access SK Server resources (including websockets), and SK </text:span></text:p>
            <text:p><text:span text:style-name="T5"><text:s text:c="4"/></text:span><text:span text:style-name="T5">server can make API requests to sQuiddio on user's behalf</text:span></text:p>
          </draw:text-box>
        </draw:frame>
        <draw:frame draw:style-name="gr1" draw:text-style-name="P7" draw:layer="layout" svg:width="19.467cm" svg:height="1.361cm" svg:x="1cm" svg:y="24.541cm">
          <draw:text-box>
            <text:p><text:span text:style-name="T4">Note: steps 2,3,4,5 and 6 require Internet access. Once a persistent session cookie is </text:span></text:p>
            <text:p><text:span text:style-name="T4">created user can access SignalK offline (until cookie expiration or SK Server reboot).</text:span></text:p>
          </draw:text-box>
        </draw:frame>
        <draw:frame draw:style-name="gr1" draw:layer="layout" svg:width="8.495cm" svg:height="0.962cm" svg:x="0.899cm" svg:y="18.603cm">
          <draw:text-box>
            <text:p>Initial authentication process</text:p>
          </draw:text-box>
        </draw:frame>
        <draw:line draw:style-name="gr9" draw:text-style-name="P4" draw:layer="layout" svg:x1="3.739cm" svg:y1="13.265cm" svg:x2="7.408cm" svg:y2="14.5cm">
          <text:p/>
        </draw:line>
        <draw:frame draw:style-name="gr1" draw:layer="layout" svg:width="0.853cm" svg:height="0.962cm" svg:x="4.892cm" svg:y="13.635cm">
          <draw:text-box>
            <text:p>6</text:p>
          </draw:text-box>
        </draw:frame>
        <draw:line draw:style-name="gr9" draw:text-style-name="P4" draw:layer="layout" svg:x1="11.853cm" svg:y1="11.677cm" svg:x2="12.135cm" svg:y2="7.62cm">
          <text:p/>
        </draw:line>
        <draw:frame draw:style-name="gr1" draw:layer="layout" svg:width="0.853cm" svg:height="0.962cm" svg:x="12.294cm" svg:y="8.432cm">
          <draw:text-box>
            <text:p>6</text:p>
          </draw:text-box>
        </draw:frame>
        <draw:frame draw:style-name="gr2" draw:text-style-name="P3" draw:layer="layout" svg:width="16.122cm" svg:height="1.047cm" svg:x="0.981cm" svg:y="1.1cm">
          <draw:text-box>
            <text:p><text:span text:style-name="T2">SignalK Oauth2 Authentication with sQuiddio</text:span></text:p>
          </draw:text-box>
        </draw:frame>
        <draw:frame draw:style-name="gr1" draw:layer="layout" svg:width="11.496cm" svg:height="1.207cm" svg:x="4.875cm" svg:y="26.44cm">
          <draw:text-box>
            <text:p text:style-name="P1"><text:span text:style-name="T1"><text:s/></text:span><text:span text:style-name="T1">Copyright 2015 Mauro Calvi &lt;coupdemistral@gmail.com&gt;</text:span></text:p>
            <text:p text:style-name="P1"><text:span text:style-name="T1"/></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8" draw:display-name="Gradient 8"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dash" draw:stroke-dash="Fine_20_Dashe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 draw:stroke-dash="Fine_20_Dashed" svg:stroke-color="#999999" draw:fill="none" draw:fill-gradient-name="Gradient_20_8"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uro Calvi</meta:initial-creator>
    <meta:creation-date>2015-12-28T23:01:14.965735341</meta:creation-date>
    <dc:date>2015-12-31T13:05:23.101677854</dc:date>
    <dc:creator>Mauro Calvi</dc:creator>
    <meta:editing-duration>PT8H51M46S</meta:editing-duration>
    <meta:editing-cycles>18</meta:editing-cycles>
    <meta:generator>LibreOffice/4.2.8.2$Linux_x86 LibreOffice_project/420m0$Build-2</meta:generator>
    <meta:document-statistic meta:object-count="36"/>
  </office:meta>
</office:document-meta>
</file>